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7A00000018F0E9B96C624AC94D.png" manifest:media-type="image/png"/>
  <manifest:file-entry manifest:full-path="Pictures/100002010000007A00000018FDC12A088B969D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Helvetica Neue1" svg:font-family="'Helvetica Neue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Helvetica Neue2" svg:font-family="'Helvetica Neue'" style:font-family-generic="system" style:font-pitch="variable"/>
    <style:font-face style:name="Helvetica Neue Light1" svg:font-family="'Helvetica Neue Light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17.992cm" fo:margin-top="0cm" fo:margin-bottom="0cm" table:align="center"/>
    </style:style>
    <style:style style:name="Table1.A" style:family="table-column">
      <style:table-column-properties style:column-width="9.073cm"/>
    </style:style>
    <style:style style:name="Table1.B" style:family="table-column">
      <style:table-column-properties style:column-width="8.9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ffffff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margin-top="0.706cm" fo:margin-bottom="0.353cm" loext:contextual-spacing="false" fo:line-height="100%" fo:text-align="center" style:justify-single-word="false" fo:padding-left="0cm" fo:padding-right="0cm" fo:padding-top="0.635cm" fo:padding-bottom="0cm" fo:border-left="none" fo:border-right="none" fo:border-top="0.74pt solid #7f7f7f" fo:border-bottom="none"/>
    </style:style>
    <style:style style:name="P3" style:family="paragraph" style:parent-style-name="Standard">
      <style:paragraph-properties fo:margin-top="0.706cm" fo:margin-bottom="0.353cm" loext:contextual-spacing="false" fo:line-height="100%" fo:text-align="center" style:justify-single-word="false" fo:padding-left="0cm" fo:padding-right="0cm" fo:padding-top="0.706cm" fo:padding-bottom="0cm" fo:border-left="none" fo:border-right="none" fo:border-top="0.74pt solid #7f7f7f" fo:border-bottom="none"/>
    </style:style>
    <style:style style:name="P4" style:family="paragraph" style:parent-style-name="Standard">
      <style:paragraph-properties fo:margin-left="2.54cm" fo:margin-right="0cm" fo:text-indent="0cm" style:auto-text-indent="false"/>
      <style:text-properties style:font-name="Helvetica Neue" fo:font-size="11pt" style:font-name-asian="Helvetica Neue2" style:font-size-asian="11pt" style:font-name-complex="Helvetica Neue2" style:font-size-complex="11pt"/>
    </style:style>
    <style:style style:name="P5" style:family="paragraph" style:parent-style-name="Standard">
      <style:paragraph-properties fo:margin-left="2.499cm" fo:margin-right="0cm" fo:text-indent="-2.499cm" style:auto-text-indent="false"/>
    </style:style>
    <style:style style:name="P6" style:family="paragraph" style:parent-style-name="Standard">
      <style:paragraph-properties fo:margin-left="2.499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Helvetica Neue" fo:font-size="11pt" style:font-name-asian="Helvetica Neue2" style:font-size-asian="11pt" style:font-name-complex="Helvetica Neue2" style:font-size-complex="11pt"/>
    </style:style>
    <style:style style:name="P9" style:family="paragraph" style:parent-style-name="Title" style:master-page-name="Standard">
      <style:paragraph-properties fo:line-height="100%" style:page-number="1"/>
      <style:text-properties style:font-name="Helvetica Neue Light" fo:font-size="24pt" fo:font-weight="bold" officeooo:rsid="000b91de" officeooo:paragraph-rsid="000b91de" style:font-name-asian="Helvetica Neue Light1" style:font-size-asian="24pt" style:font-weight-asian="bold" style:font-name-complex="Helvetica Neue Light1" style:font-size-complex="24pt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1" style:family="paragraph" style:parent-style-name="Standard">
      <style:paragraph-properties fo:margin-top="0.141cm" fo:margin-bottom="0cm" loext:contextual-spacing="false" fo:line-height="100%" fo:text-align="center" style:justify-single-word="false">
        <style:tab-stops>
          <style:tab-stop style:position="-1.27cm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line-height="100%" fo:text-align="center" style:justify-single-word="false"/>
      <style:text-properties fo:color="#0000ff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orphans="0" fo:widows="0"/>
      <style:text-properties style:font-name="Helvetica Neue Light" fo:font-size="15pt" style:font-name-asian="Helvetica Neue Light1" style:font-size-asian="15pt" style:font-name-complex="Helvetica Neue Light1" style:font-size-complex="15pt"/>
    </style:style>
    <style:style style:name="P14" style:family="paragraph" style:parent-style-name="Standard">
      <style:paragraph-properties fo:orphans="0" fo:widows="0"/>
      <style:text-properties style:font-name="Helvetica Neue Light" fo:font-size="8pt" style:font-name-asian="Helvetica Neue Light1" style:font-size-asian="8pt" style:font-name-complex="Helvetica Neue Light1" style:font-size-complex="8pt"/>
    </style:style>
    <style:style style:name="P15" style:family="paragraph" style:parent-style-name="Standard">
      <style:paragraph-properties fo:line-height="100%" fo:orphans="0" fo:widows="0"/>
      <style:text-properties style:font-name="Helvetica Neue Light" fo:font-size="8pt" style:font-name-asian="Helvetica Neue Light1" style:font-size-asian="8pt" style:font-name-complex="Helvetica Neue Light1" style:font-size-complex="8pt"/>
    </style:style>
    <style:style style:name="P16" style:family="paragraph" style:parent-style-name="Standard">
      <style:text-properties officeooo:paragraph-rsid="000c6e98"/>
    </style:style>
    <style:style style:name="P17" style:family="paragraph" style:parent-style-name="Standard" style:list-style-name="WWNum7">
      <style:paragraph-properties fo:margin-left="3.748cm" fo:margin-right="0cm" fo:text-indent="-0.998cm" style:auto-text-indent="false"/>
      <style:text-properties style:font-name="Helvetica Neue" fo:font-size="11pt" fo:background-color="#ffffff" style:font-name-asian="Helvetica Neue2" style:font-size-asian="11pt" style:font-name-complex="Helvetica Neue2" style:font-size-complex="11pt"/>
    </style:style>
    <style:style style:name="P18" style:family="paragraph" style:parent-style-name="Standard" style:list-style-name="WWNum1">
      <style:paragraph-properties fo:margin-left="3.748cm" fo:margin-right="0cm" fo:text-indent="-0.998cm" style:auto-text-indent="false"/>
      <style:text-properties style:font-name="Helvetica Neue" fo:font-size="11pt" style:font-name-asian="Helvetica Neue2" style:font-size-asian="11pt" style:font-name-complex="Helvetica Neue2" style:font-size-complex="11pt"/>
    </style:style>
    <style:style style:name="P19" style:family="paragraph" style:parent-style-name="Standard" style:list-style-name="WWNum5">
      <style:paragraph-properties fo:margin-left="3.748cm" fo:margin-right="0cm" fo:text-indent="-0.998cm" style:auto-text-indent="false"/>
      <style:text-properties style:font-name="Helvetica Neue" fo:font-size="11pt" style:font-name-asian="Helvetica Neue2" style:font-size-asian="11pt" style:font-name-complex="Helvetica Neue2" style:font-size-complex="11pt"/>
    </style:style>
    <style:style style:name="P20" style:family="paragraph" style:parent-style-name="Standard" style:list-style-name="WWNum3">
      <style:paragraph-properties fo:margin-left="3.748cm" fo:margin-right="0cm" fo:text-indent="-0.998cm" style:auto-text-indent="false"/>
      <style:text-properties style:font-name="Helvetica Neue" fo:font-size="11pt" style:font-name-asian="Helvetica Neue2" style:font-size-asian="11pt" style:font-name-complex="Helvetica Neue2" style:font-size-complex="11pt"/>
    </style:style>
    <style:style style:name="P21" style:family="paragraph" style:parent-style-name="Standard" style:list-style-name="WWNum4">
      <style:paragraph-properties fo:margin-left="3.748cm" fo:margin-right="0cm" fo:text-indent="-0.998cm" style:auto-text-indent="false"/>
      <style:text-properties style:font-name="Helvetica Neue" fo:font-size="11pt" style:font-name-asian="Helvetica Neue2" style:font-size-asian="11pt" style:font-name-complex="Helvetica Neue2" style:font-size-complex="11pt"/>
    </style:style>
    <style:style style:name="P22" style:family="paragraph" style:parent-style-name="Standard" style:list-style-name="WWNum2">
      <style:paragraph-properties fo:margin-left="3.748cm" fo:margin-right="0cm" fo:text-indent="-0.998cm" style:auto-text-indent="false"/>
      <style:text-properties style:font-name="Helvetica Neue" fo:font-size="11pt" style:font-name-asian="Helvetica Neue2" style:font-size-asian="11pt" style:font-name-complex="Helvetica Neue2" style:font-size-complex="11pt"/>
    </style:style>
    <style:style style:name="P23" style:family="paragraph" style:parent-style-name="Standard" style:list-style-name="WWNum1">
      <style:paragraph-properties fo:margin-left="0cm" fo:margin-right="0cm" fo:text-indent="0.212cm" style:auto-text-indent="false"/>
      <style:text-properties style:font-name="Helvetica Neue" fo:font-size="11pt" style:font-name-asian="Helvetica Neue2" style:font-size-asian="11pt" style:font-name-complex="Helvetica Neue2" style:font-size-complex="11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elvetica Neue Light" fo:font-size="15pt" style:font-name-asian="Helvetica Neue Light1" style:font-size-asian="15pt" style:font-name-complex="Helvetica Neue Light1" style:font-size-complex="15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elvetica Neue Light" fo:font-size="8pt" style:font-name-asian="Helvetica Neue Light1" style:font-size-asian="8pt" style:font-name-complex="Helvetica Neue Light1" style:font-size-complex="8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elvetica Neue Light" fo:font-size="10pt" style:font-name-asian="Helvetica Neue Light1" style:font-size-asian="10pt" style:font-name-complex="Helvetica Neue Light1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Roboto" fo:font-size="8pt" fo:background-color="#ffffff" style:font-name-asian="Roboto1" style:font-size-asian="8pt" style:font-name-complex="Roboto1" style:font-size-complex="8pt"/>
    </style:style>
    <style:style style:name="P28" style:family="paragraph" style:parent-style-name="Standard" style:list-style-name="WWNum6">
      <style:paragraph-properties fo:margin-left="1.27cm" fo:margin-right="0cm" fo:margin-top="0.706cm" fo:margin-bottom="0cm" loext:contextual-spacing="false" fo:line-height="100%" fo:text-indent="-0.635cm" style:auto-text-indent="false" fo:padding-left="0cm" fo:padding-right="0cm" fo:padding-top="0.706cm" fo:padding-bottom="0cm" fo:border-left="none" fo:border-right="none" fo:border-top="0.74pt solid #7f7f7f" fo:border-bottom="none"/>
    </style:style>
    <style:style style:name="P29" style:family="paragraph" style:parent-style-name="Standard" style:list-style-name="WWNum6">
      <style:paragraph-properties fo:margin-left="1.27cm" fo:margin-right="0cm" fo:margin-top="0cm" fo:margin-bottom="0.353cm" loext:contextual-spacing="false" fo:line-height="100%" fo:text-indent="-0.635cm" style:auto-text-indent="false" fo:padding-left="0cm" fo:padding-right="0cm" fo:padding-top="0.706cm" fo:padding-bottom="0cm" fo:border-left="none" fo:border-right="none" fo:border-top="0.74pt solid #7f7f7f" fo:border-bottom="none"/>
    </style:style>
    <style:style style:name="P30" style:family="paragraph" style:parent-style-name="Standard">
      <style:paragraph-properties fo:margin-top="0.423cm" fo:margin-bottom="0cm" loext:contextual-spacing="false" fo:line-height="100%"/>
    </style:style>
    <style:style style:name="P31" style:family="paragraph" style:parent-style-name="Standard" style:list-style-name="L7" style:master-page-name="">
      <loext:graphic-properties draw:fill="none"/>
      <style:paragraph-properties fo:margin-left="2.9cm" fo:margin-right="0cm" fo:text-indent="-0.6cm" style:auto-text-indent="false" style:page-number="auto" fo:background-color="transparent"/>
      <style:text-properties officeooo:paragraph-rsid="000c6e98"/>
    </style:style>
    <style:style style:name="P32" style:family="paragraph" style:parent-style-name="Standard" style:list-style-name="L7">
      <loext:graphic-properties draw:fill="none"/>
      <style:paragraph-properties fo:margin-left="2.9cm" fo:margin-right="0cm" fo:text-indent="-0.6cm" style:auto-text-indent="false" fo:background-color="transparent"/>
      <style:text-properties officeooo:paragraph-rsid="000c6e98"/>
    </style:style>
    <style:style style:name="T1" style:family="text">
      <style:text-properties style:font-name="Helvetica Neue Light" fo:font-size="15pt" style:font-name-asian="Helvetica Neue Light1" style:font-size-asian="15pt" style:font-name-complex="Helvetica Neue Light1" style:font-size-complex="15pt"/>
    </style:style>
    <style:style style:name="T2" style:family="text">
      <style:text-properties style:font-name="Helvetica Neue Light" fo:font-size="11pt" style:font-name-asian="Helvetica Neue Light1" style:font-size-asian="11pt" style:font-name-complex="Helvetica Neue Light1" style:font-size-complex="11pt"/>
    </style:style>
    <style:style style:name="T3" style:family="text">
      <style:text-properties fo:color="#0000ff" style:font-name="Helvetica Neue Light" fo:font-size="15pt" style:font-name-asian="Helvetica Neue Light1" style:font-size-asian="15pt" style:font-name-complex="Helvetica Neue Light1" style:font-size-complex="15pt"/>
    </style:style>
    <style:style style:name="T4" style:family="text">
      <style:text-properties fo:color="#0000ff" style:font-name="Helvetica Neue" fo:font-size="11pt" style:font-name-asian="Helvetica Neue2" style:font-size-asian="11pt" style:font-name-complex="Helvetica Neue2" style:font-size-complex="11pt"/>
    </style:style>
    <style:style style:name="T5" style:family="text">
      <style:text-properties style:font-name="Helvetica Neue" fo:font-size="11pt" style:font-name-asian="Helvetica Neue2" style:font-size-asian="11pt" style:font-name-complex="Helvetica Neue2" style:font-size-complex="11pt"/>
    </style:style>
    <style:style style:name="T6" style:family="text">
      <style:text-properties style:font-name="Helvetica Neue" fo:font-size="11pt" officeooo:rsid="000b91de" style:font-name-asian="Helvetica Neue2" style:font-size-asian="11pt" style:font-name-complex="Helvetica Neue2" style:font-size-complex="11pt"/>
    </style:style>
    <style:style style:name="T7" style:family="text">
      <style:text-properties style:font-name="Helvetica Neue" fo:font-size="11pt" fo:font-weight="bold" style:font-name-asian="Helvetica Neue2" style:font-size-asian="11pt" style:font-weight-asian="bold" style:font-name-complex="Helvetica Neue2" style:font-size-complex="11pt"/>
    </style:style>
    <style:style style:name="T8" style:family="text">
      <style:text-properties style:font-name="Helvetica Neue" fo:font-size="11pt" fo:font-weight="bold" officeooo:rsid="000b91de" style:font-name-asian="Helvetica Neue2" style:font-size-asian="11pt" style:font-weight-asian="bold" style:font-name-complex="Helvetica Neue2" style:font-size-complex="11pt"/>
    </style:style>
    <style:style style:name="T9" style:family="text">
      <style:text-properties fo:color="#1155cc" style:font-name="Helvetica Neue" fo:font-size="11pt" style:text-underline-style="solid" style:text-underline-width="auto" style:text-underline-color="font-color" style:font-name-asian="Helvetica Neue2" style:font-size-asian="11pt" style:font-name-complex="Helvetica Neue2" style:font-size-complex="11pt"/>
    </style:style>
    <style:style style:name="T10" style:family="text">
      <style:text-properties fo:color="#1155cc" style:font-name="Helvetica Neue" fo:font-size="11pt" style:text-underline-style="solid" style:text-underline-width="auto" style:text-underline-color="font-color" officeooo:rsid="000b91de" style:font-name-asian="Helvetica Neue2" style:font-size-asian="11pt" style:font-name-complex="Helvetica Neue2" style:font-size-complex="11pt"/>
    </style:style>
    <style:style style:name="T11" style:family="text">
      <style:text-properties fo:color="#1155cc" style:font-name="Helvetica Neue" fo:font-size="11pt" style:text-underline-style="solid" style:text-underline-width="auto" style:text-underline-color="font-color" fo:font-weight="bold" style:font-name-asian="Helvetica Neue2" style:font-size-asian="11pt" style:font-weight-asian="bold" style:font-name-complex="Helvetica Neue2" style:font-size-complex="11pt"/>
    </style:style>
    <style:style style:name="T12" style:family="text">
      <style:text-properties fo:color="#4472c4" style:font-name="Helvetica Neue" fo:font-size="11pt" style:font-name-asian="Helvetica Neue2" style:font-size-asian="11pt" style:font-name-complex="Helvetica Neue2" style:font-size-complex="11pt"/>
    </style:style>
    <style:style style:name="T13" style:family="text">
      <style:text-properties fo:color="#000000"/>
    </style:style>
    <style:style style:name="T14" style:family="text">
      <style:text-properties fo:color="#000000" style:font-name="Helvetica Neue Light" fo:font-size="15pt" style:font-name-asian="Helvetica Neue Light1" style:font-size-asian="15pt" style:font-name-complex="Helvetica Neue Light1" style:font-size-complex="15pt"/>
    </style:style>
    <style:style style:name="T15" style:family="text">
      <style:text-properties fo:color="#000000" officeooo:rsid="000b91de"/>
    </style:style>
    <style:style style:name="T16" style:family="text">
      <style:text-properties fo:color="#000000" style:font-name="Helvetica Neue" fo:font-size="11pt" fo:background-color="#ffffff" loext:char-shading-value="0" style:font-name-asian="Helvetica Neue2" style:font-size-asian="11pt" style:font-name-complex="Helvetica Neue2" style:font-size-complex="11pt"/>
    </style:style>
    <style:style style:name="T17" style:family="text">
      <style:text-properties fo:color="#000000" style:font-name="Helvetica Neue" fo:font-size="11pt" officeooo:rsid="000c6e98" fo:background-color="#ffffff" loext:char-shading-value="0" style:font-name-asian="Helvetica Neue2" style:font-size-asian="11pt" style:font-name-complex="Helvetica Neue2" style:font-size-complex="11pt"/>
    </style:style>
    <style:style style:name="T18" style:family="text">
      <style:text-properties fo:color="#000000" officeooo:rsid="000c6e98"/>
    </style:style>
    <style:style style:name="T19" style:family="text">
      <style:text-properties fo:color="#24292e" style:font-name="Helvetica Neue" fo:font-size="11pt" fo:font-weight="bold" style:font-name-asian="Helvetica Neue2" style:font-size-asian="11pt" style:font-weight-asian="bold" style:font-name-complex="Helvetica Neue2" style:font-size-complex="11pt"/>
    </style:style>
    <style:style style:name="T20" style:family="text">
      <style:text-properties fo:color="#800000"/>
    </style:style>
    <style:style style:name="T21" style:family="text">
      <style:text-properties fo:color="#800000" style:font-name="Helvetica Neue" fo:font-size="11pt" fo:background-color="#ffffff" loext:char-shading-value="0" style:font-name-asian="Helvetica Neue2" style:font-size-asian="11pt" style:font-name-complex="Helvetica Neue2" style:font-size-complex="11pt"/>
    </style:style>
    <style:style style:name="T22" style:family="text">
      <style:text-properties officeooo:rsid="000c6e98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9cm" fo:text-indent="-0.635cm" fo:margin-left="1.4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24cm" fo:text-indent="-0.635cm" fo:margin-left="2.1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9cm" fo:text-indent="-0.635cm" fo:margin-left="2.7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94cm" fo:text-indent="-0.635cm" fo:margin-left="3.3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9cm" fo:text-indent="-0.635cm" fo:margin-left="4.0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64cm" fo:text-indent="-0.635cm" fo:margin-left="4.6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9cm" fo:text-indent="-0.635cm" fo:margin-left="5.2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34cm" fo:text-indent="-0.635cm" fo:margin-left="5.9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9cm" fo:text-indent="-0.635cm" fo:margin-left="6.5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04cm" fo:text-indent="-0.635cm" fo:margin-left="7.20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069cm" fo:text-indent="-0.635cm" fo:margin-left="4.0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704cm" fo:text-indent="-0.635cm" fo:margin-left="4.7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339cm" fo:text-indent="-0.635cm" fo:margin-left="5.3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974cm" fo:text-indent="-0.635cm" fo:margin-left="5.9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609cm" fo:text-indent="-0.635cm" fo:margin-left="6.6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244cm" fo:text-indent="-0.635cm" fo:margin-left="7.2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879cm" fo:text-indent="-0.635cm" fo:margin-left="7.8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514cm" fo:text-indent="-0.635cm" fo:margin-left="8.5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149cm" fo:text-indent="-0.635cm" fo:margin-left="9.1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784cm" fo:text-indent="-0.635cm" fo:margin-left="9.7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671cm" fo:text-indent="-0.635cm" fo:margin-left="3.6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06cm" fo:text-indent="-0.635cm" fo:margin-left="4.3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941cm" fo:text-indent="-0.635cm" fo:margin-left="4.9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576cm" fo:text-indent="-0.635cm" fo:margin-left="5.5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11cm" fo:text-indent="-0.635cm" fo:margin-left="6.2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846cm" fo:text-indent="-0.635cm" fo:margin-left="6.8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481cm" fo:text-indent="-0.635cm" fo:margin-left="7.4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16cm" fo:text-indent="-0.635cm" fo:margin-left="8.1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751cm" fo:text-indent="-0.635cm" fo:margin-left="8.7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386cm" fo:text-indent="-0.635cm" fo:margin-left="9.3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laudia Perez</text:p>
      <text:p text:style-name="P12">Data Scientist</text:p>
      <text:p text:style-name="P1"><text:span text:style-name="T5">Stockbridge, GA 30281 • (470) </text:span><text:span text:style-name="T6">3820513</text:span><text:span text:style-name="T5"> • </text:span><text:a xlink:type="simple" xlink:href="mailto:88yasel@gmail.com" text:style-name="ListLabel_20_64" text:visited-style-name="ListLabel_20_64"><text:span text:style-name="T9">88</text:span></text:a><text:a xlink:type="simple" xlink:href="mailto:88yasel@gmail.com" text:style-name="ListLabel_20_64" text:visited-style-name="ListLabel_20_64"><text:span text:style-name="T10">c.ruisanchez</text:span></text:a><text:a xlink:type="simple" xlink:href="mailto:88yasel@gmail.com" text:style-name="ListLabel_20_64" text:visited-style-name="ListLabel_20_64"><text:span text:style-name="T9">@gmail.com</text:span></text:a><text:span text:style-name="T5"> • </text:span><text:a xlink:type="simple" xlink:href="http://www.linkedin.com/in/claudiaperezruisanchez" text:style-name="Internet_20_link" text:visited-style-name="Visited_20_Internet_20_Link"><text:span text:style-name="T9">LinkedIn</text:span></text:a><text:span text:style-name="T12"> </text:span><text:span text:style-name="T5">• </text:span><text:a xlink:type="simple" xlink:href="https://github.com/Claudia-Perez-Ruisanchez" text:style-name="Internet_20_link" text:visited-style-name="Visited_20_Internet_20_Link"><text:span text:style-name="T9">Github</text:span></text:a></text:p>
      <text:p text:style-name="P2"><text:span text:style-name="T3">EXP</text:span><text:span text:style-name="T14">ERIENCE</text:span></text:p>
      <text:p text:style-name="P16"><text:span text:style-name="T7">2020 - <text:s text:c="9"/>Data Science </text:span><text:span text:style-name="T8">Consultant</text:span></text:p>
      <text:list xml:id="list319941850" text:style-name="L7">
        <text:list-item>
          <text:p text:style-name="P31"><text:span text:style-name="T22">Performed</text:span> EDA on DICOM and NIFTI representations of 2D and 3D medical imaging data with Python-based packages (pydicom, nibabel).</text:p>
        </text:list-item>
        <text:list-item>
          <text:p text:style-name="P32"><text:span text:style-name="T16">Train common CNN architectures to classify 2D medical images of Chest X-rays with better performance than the silver standard approach (using three radiologists).</text:span></text:p>
        </text:list-item>
        <text:list-item>
          <text:p text:style-name="P32"><text:span text:style-name="T16">Develop</text:span><text:span text:style-name="T17">ed</text:span><text:span text:style-name="T16"> projects using machine learning, artificial intelligence and statistics with accuracy over 90%.</text:span></text:p>
        </text:list-item>
        <text:list-item>
          <text:p text:style-name="P32"><text:span text:style-name="T15">A</text:span><text:span text:style-name="T13">ppl</text:span><text:span text:style-name="T18">ied</text:span><text:span text:style-name="T13"> U-net algorithm to train an automatic segmentation</text:span><text:span text:style-name="T16"> model of a real-world CT dataset using PyTorch.</text:span></text:p>
        </text:list-item>
      </text:list>
      <text:p text:style-name="P30"><text:span text:style-name="T7">2015 - 2020 <text:s text:c="4"/>Data Scientist </text:span><text:span text:style-name="T5">(</text:span><text:span text:style-name="T4">Institute of Biotechnology</text:span><text:span text:style-name="T5">)</text:span></text:p>
      <text:list xml:id="list1555074717" text:style-name="WWNum1">
        <text:list-item>
          <text:p text:style-name="P18">Designed and implemented a new super-resolution microscopy algorithm using Convolutional Neural Networks and Stochastic Processes.</text:p>
        </text:list-item>
        <text:list-item>
          <text:p text:style-name="P18">Proposed and validated the first model that explains the interactions between biological elements through super-resolution microscopy and machine learning with an accuracy of over 98%.</text:p>
        </text:list-item>
        <text:list-item>
          <text:p text:style-name="P23">Coordinated and supervised cut edge projects in a multidisciplinary environment with teams with more than 10 members.</text:p>
        </text:list-item>
      </text:list>
      <text:p text:style-name="P4"/>
      <text:p text:style-name="P5"><text:span text:style-name="T7">2011 - 2014 <text:s text:c="3"/>Machine Learning and Computer Vision Research </text:span><text:span text:style-name="T5">(</text:span><text:span text:style-name="T4">Institute of Cybernetics, Mathematics, and Physics</text:span><text:span text:style-name="T5">)</text:span></text:p>
      <text:list xml:id="list2551776949" text:style-name="WWNum5">
        <text:list-item>
          <text:p text:style-name="P19">Conceptualized and validated a new metric distance based on advanced linear algebra (ring theory) and information theory to measure in real-time the distance between images with accuracy up to 95%.</text:p>
        </text:list-item>
        <text:list-item>
          <text:p text:style-name="P19">Designed prototypes to test assumptions, features selection, and identification of the computer vision algorithms capabilities through machine learning and statistical analysis.</text:p>
        </text:list-item>
        <text:list-item>
          <text:p text:style-name="P19">Decreased the computational complexity of several computer vision problems through top-down approaches (making models) or bottom-up approaches (inferences from data).</text:p>
        </text:list-item>
      </text:list>
      <text:p text:style-name="P3"><text:span text:style-name="T3">EDU</text:span><text:span text:style-name="T1">CATION</text:span></text:p>
      <text:p text:style-name="Standard"><text:span text:style-name="T7">2020<text:tab/><text:tab/>Deep Learning Nanodegree (</text:span><text:a xlink:type="simple" xlink:href="https://graduation.udacity.com/confirm/7KQCD74" text:style-name="ListLabel_20_65" text:visited-style-name="ListLabel_20_65"><text:span text:style-name="T11">Udacity</text:span></text:a><text:span text:style-name="T7">)</text:span></text:p>
      <text:p text:style-name="Standard"><text:span text:style-name="T7">2016 - 2017 <text:tab/>Data Science Specialization</text:span><text:span text:style-name="T5"> (</text:span><text:span text:style-name="T4">Johns Hopkins University, United States of America</text:span><text:span text:style-name="T5">)</text:span></text:p>
      <text:p text:style-name="P5"><text:span text:style-name="T7">2015 - 2017 <text:s text:c="3"/>Ph.D. in Mathematics &amp; Computer Science </text:span><text:span text:style-name="T5">(</text:span><text:span text:style-name="T4">Autonomous University of the State of <text:s text:c="14"/>Morelos, Mexico</text:span><text:span text:style-name="T5">)</text:span></text:p>
      <text:p text:style-name="P5"><text:span text:style-name="T7">2012 - 2014 <text:s text:c="3"/>Master in Applied Mathematics </text:span><text:span text:style-name="T5">(</text:span><text:span text:style-name="T4">Havana University, Cuba</text:span><text:span text:style-name="T5">)</text:span></text:p>
      <text:p text:style-name="P5"><text:span text:style-name="T7">2007 - 2011 <text:s text:c="3"/>Bachelor in Mathematics </text:span><text:span text:style-name="T5">(</text:span><text:span text:style-name="T4">Havana University, Cuba</text:span><text:span text:style-name="T5">)</text:span></text:p>
      <text:p text:style-name="P3"><text:soft-page-break/><text:span text:style-name="T3">REC</text:span><text:span text:style-name="T1">ENT PROJECTS</text:span></text:p>
      <text:p text:style-name="P6"><text:span text:style-name="T7">2018 - 2019 <text:s text:c="3"/>Nanoscale Organization of Rotavirus Replication Machineries </text:span><text:span text:style-name="T5">(</text:span><text:a xlink:type="simple" xlink:href="https://elifesciences.org/articles/42906" text:style-name="ListLabel_20_65" text:visited-style-name="ListLabel_20_65"><text:span text:style-name="T11">Publication</text:span></text:a><text:span text:style-name="T5">, </text:span><text:a xlink:type="simple" xlink:href="https://github.com/Yasel-Garces/Nanoscale_organization_of_rotavirus_replication_machineries/" text:style-name="ListLabel_20_65" text:visited-style-name="ListLabel_20_65"><text:span text:style-name="T11">Codes</text:span></text:a><text:span text:style-name="T5">)</text:span></text:p>
      <text:list xml:id="list3676566863" text:style-name="WWNum3">
        <text:list-item>
          <text:p text:style-name="P20">Data collection and curation, Software, Formal analysis, Supervision, Validation, Research, Visualization, and Methodology.</text:p>
        </text:list-item>
        <text:list-item>
          <text:p text:style-name="P20">Proposed a new microscopy, computer vision, and statistical analysis to study rotaviruses, providing a new framework based on a Machine Learning algorithm to understand deep aspects of rotavirus biology with an r-square over 0.98.</text:p>
        </text:list-item>
      </text:list>
      <text:p text:style-name="Standard"><text:span text:style-name="T7">April - 2020<text:tab/></text:span><text:span text:style-name="T19">The impact of weather on the coronavirus spread </text:span><text:span text:style-name="T5">(</text:span><text:a xlink:type="simple" xlink:href="https://github.com/Yasel-Garces/The-impact-of-weather-in-the-coronavirus-spread" text:style-name="ListLabel_20_65" text:visited-style-name="ListLabel_20_65"><text:span text:style-name="T11">Codes</text:span></text:a><text:span text:style-name="T5">)</text:span></text:p>
      <text:list xml:id="list1282763402" text:style-name="WWNum4">
        <text:list-item>
          <text:p text:style-name="P21">Data collection, exploratory, descriptive and statistical analysis, visualization, and results communications.</text:p>
        </text:list-item>
        <text:list-item>
          <text:p text:style-name="P21">Evaluated the impact of the temperature, humidity, and pressure on the spread of the coronavirus.</text:p>
        </text:list-item>
      </text:list>
      <text:p text:style-name="P7"><text:span text:style-name="T7">2016 - 2019 <text:tab/>Monitoring Cytosolic Fluorescent Aggregates in Cells (</text:span><text:a xlink:type="simple" xlink:href="https://www.biorxiv.org/content/10.1101/177139v1.full" text:style-name="ListLabel_20_65" text:visited-style-name="ListLabel_20_65"><text:span text:style-name="T11">Publication</text:span></text:a><text:span text:style-name="T7">, </text:span><text:a xlink:type="simple" xlink:href="https://github.com/Yasel-Garces/Monitoring-Cytosolic-Fluorescent-Aggregates-in-Cells" text:style-name="ListLabel_20_65" text:visited-style-name="ListLabel_20_65"><text:span text:style-name="T11">Codes</text:span></text:a><text:span text:style-name="T7">)</text:span></text:p>
      <text:list xml:id="list1513196165" text:style-name="WWNum2">
        <text:list-item>
          <text:p text:style-name="P22">Data cleaning, visualization, exploratory and descriptive analysis, proposal, and validation of a new computer vision algorithm with precision and recall over 95%.</text:p>
        </text:list-item>
        <text:list-item>
          <text:p text:style-name="P22">Deployed the algorithm and analyzed its performance in experimental conditions of a high non-specific background signal.</text:p>
        </text:list-item>
      </text:list>
      <text:p text:style-name="P8"/>
      <text:p text:style-name="P3"><text:span text:style-name="T3">SKI</text:span><text:span text:style-name="T1">LL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Mathematics<draw:frame draw:style-name="fr2" draw:name="image2.png" text:anchor-type="char" svg:x="5.212cm" svg:y="0.079cm" svg:width="2.515cm" svg:height="0.49cm" draw:z-index="9"><draw:image xlink:href="Pictures/100002010000007A00000018FDC12A088B969DFC.png" xlink:type="simple" xlink:show="embed" xlink:actuate="onLoad" loext:mime-type="image/png"/></draw:frame></text:p>
            <text:p text:style-name="P25">10+ years of experience</text:p>
          </table:table-cell>
          <table:table-cell table:style-name="Table1.A1" office:value-type="string">
            <text:p text:style-name="P13">Probabilities &amp; Statistics<draw:frame draw:style-name="fr2" draw:name="Image1" text:anchor-type="char" svg:x="5.715cm" svg:y="0.053cm" svg:width="2.515cm" svg:height="0.49cm" draw:z-index="8"><draw:image xlink:href="Pictures/100002010000007A00000018FDC12A088B969DFC.png" xlink:type="simple" xlink:show="embed" xlink:actuate="onLoad" loext:mime-type="image/png"/></draw:frame></text:p>
            <text:p text:style-name="P14">10+ years of experience (exploratory, </text:p>
            <text:p text:style-name="P14">descriptive and inferential statistics, </text:p>
            <text:p text:style-name="P14">Bayesian statistics)</text:p>
          </table:table-cell>
        </table:table-row>
        <table:table-row table:style-name="Table1.1">
          <table:table-cell table:style-name="Table1.A1" office:value-type="string">
            <text:p text:style-name="P24">Machine Learning<draw:frame draw:style-name="fr2" draw:name="Image2" text:anchor-type="char" svg:x="5.212cm" svg:y="0.079cm" svg:width="2.515cm" svg:height="0.49cm" draw:z-index="7"><draw:image xlink:href="Pictures/100002010000007A00000018FDC12A088B969DFC.png" xlink:type="simple" xlink:show="embed" xlink:actuate="onLoad" loext:mime-type="image/png"/></draw:frame></text:p>
            <text:p text:style-name="P15">8+ years of experience (regression, </text:p>
            <text:p text:style-name="P15">classification, neural networks, </text:p>
            <text:p text:style-name="P15">deep learning, random forest, </text:p>
            <text:p text:style-name="P15">gradient boosting,...) </text:p>
          </table:table-cell>
          <table:table-cell table:style-name="Table1.A1" office:value-type="string">
            <text:p text:style-name="P24">Programming<draw:frame draw:style-name="fr2" draw:name="Image3" text:anchor-type="char" svg:x="5.741cm" svg:y="0.079cm" svg:width="2.515cm" svg:height="0.49cm" draw:z-index="6"><draw:image xlink:href="Pictures/100002010000007A00000018FDC12A088B969DFC.png" xlink:type="simple" xlink:show="embed" xlink:actuate="onLoad" loext:mime-type="image/png"/></draw:frame></text:p>
            <text:p text:style-name="P26">(Python, R, Matlab)</text:p>
            <text:p text:style-name="P25">Ability to learn new languages </text:p>
            <text:p text:style-name="P25">fast</text:p>
          </table:table-cell>
        </table:table-row>
        <table:table-row table:style-name="Table1.1">
          <table:table-cell table:style-name="Table1.A1" office:value-type="string">
            <text:p text:style-name="P24">SQL <draw:frame draw:style-name="fr2" draw:name="Image4" text:anchor-type="char" svg:x="5.212cm" svg:y="0.212cm" svg:width="2.515cm" svg:height="0.49cm" draw:z-index="5"><draw:image xlink:href="Pictures/100002010000007A00000018FDC12A088B969DFC.png" xlink:type="simple" xlink:show="embed" xlink:actuate="onLoad" loext:mime-type="image/png"/></draw:frame></text:p>
            <text:p text:style-name="P25">4+ year of experience</text:p>
          </table:table-cell>
          <table:table-cell table:style-name="Table1.A1" office:value-type="string">
            <text:p text:style-name="P24">Data Analysis<draw:frame draw:style-name="fr2" draw:name="Image5" text:anchor-type="char" svg:x="5.662cm" svg:y="0.212cm" svg:width="2.515cm" svg:height="0.49cm" draw:z-index="4"><draw:image xlink:href="Pictures/100002010000007A00000018FDC12A088B969DFC.png" xlink:type="simple" xlink:show="embed" xlink:actuate="onLoad" loext:mime-type="image/png"/></draw:frame></text:p>
            <text:p text:style-name="P26">(Pandas, Numpy, SciPy)</text:p>
          </table:table-cell>
        </table:table-row>
        <table:table-row table:style-name="Table1.1">
          <table:table-cell table:style-name="Table1.A1" office:value-type="string">
            <text:p text:style-name="P24">Data Visualization<draw:frame draw:style-name="fr2" draw:name="Image6" text:anchor-type="char" svg:x="5.239cm" svg:y="0.212cm" svg:width="2.515cm" svg:height="0.49cm" draw:z-index="3"><draw:image xlink:href="Pictures/100002010000007A00000018FDC12A088B969DFC.png" xlink:type="simple" xlink:show="embed" xlink:actuate="onLoad" loext:mime-type="image/png"/></draw:frame></text:p>
            <text:p text:style-name="P26">(Seaborn, MatPlotLib, ggplot2)</text:p>
            <text:p text:style-name="P25">8+ years of experience</text:p>
          </table:table-cell>
          <table:table-cell table:style-name="Table1.A1" office:value-type="string">
            <text:p text:style-name="P24">Algorithms Design <draw:frame draw:style-name="fr2" draw:name="Image7" text:anchor-type="char" svg:x="5.689cm" svg:y="0.212cm" svg:width="2.515cm" svg:height="0.49cm" draw:z-index="2"><draw:image xlink:href="Pictures/100002010000007A00000018FDC12A088B969DFC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4">Computer Vision<draw:frame draw:style-name="fr2" draw:name="Image8" text:anchor-type="char" svg:x="5.186cm" svg:y="0.053cm" svg:width="2.515cm" svg:height="0.49cm" draw:z-index="1"><draw:image xlink:href="Pictures/100002010000007A00000018FDC12A088B969DFC.png" xlink:type="simple" xlink:show="embed" xlink:actuate="onLoad" loext:mime-type="image/png"/></draw:frame></text:p>
            <text:p text:style-name="P25">7+ years of experience</text:p>
          </table:table-cell>
          <table:table-cell table:style-name="Table1.A1" office:value-type="string">
            <text:p text:style-name="P24">Deep Learning<draw:frame draw:style-name="fr1" draw:name="image1.png" text:anchor-type="char" svg:x="5.556cm" svg:y="0.185cm" svg:width="2.565cm" svg:height="0.503cm" draw:z-index="0"><draw:image xlink:href="Pictures/100002010000007A00000018F0E9B96C624AC94D.png" xlink:type="simple" xlink:show="embed" xlink:actuate="onLoad" loext:mime-type="image/png"/></draw:frame></text:p>
            <text:p text:style-name="P27">2+ year of experience</text:p>
            <text:p text:style-name="P27">Pytorch, Keras</text:p>
          </table:table-cell>
        </table:table-row>
      </table:table>
      <text:list xml:id="list198229471" text:style-name="WWNum6">
        <text:list-item>
          <text:p text:style-name="P28"><text:span text:style-name="T7">My publications in international journals with peer review could be consulted in </text:span><text:a xlink:type="simple" xlink:href="https://orcid.org/0000-0001-8401-8352" text:style-name="ListLabel_20_65" text:visited-style-name="ListLabel_20_65"><text:span text:style-name="T11">my ORCID page</text:span></text:a><text:span text:style-name="T2">. </text:span></text:p>
        </text:list-item>
        <text:list-item>
          <text:p text:style-name="P29"><text:span text:style-name="T7">Some of my projects can be consulted in </text:span><text:a xlink:type="simple" xlink:href="https://github.com/Yasel-Garces" text:style-name="ListLabel_20_65" text:visited-style-name="ListLabel_20_65"><text:span text:style-name="T11">my Github repository</text:span></text:a><text:span text:style-name="T7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Helvetica Neue1" svg:font-family="'Helvetica Neue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Helvetica Neue2" svg:font-family="'Helvetica Neue'" style:font-family-generic="system" style:font-pitch="variable"/>
    <style:font-face style:name="Helvetica Neue Light1" svg:font-family="'Helvetica Neue Light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center" style:justify-single-word="false" fo:keep-with-next="always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with-next="always"/>
      <style:text-properties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3.175cm" fo:margin-right="0cm" fo:text-indent="0.635cm" style:auto-text-indent="false" fo:keep-with-next="always"/>
      <style:text-properties fo:font-size="11.5pt" fo:font-style="italic" fo:font-weight="bold" style:font-size-asian="11.5pt" style:font-style-asian="italic" style:font-weight-asian="bold" style:font-size-complex="11.5pt"/>
    </style:style>
    <style:style style:name="Heading_20_4" style:display-name="Heading 4" style:family="paragraph" style:parent-style-name="normal" style:next-style-name="Standard" style:default-outline-level="" style:class="text">
      <style:paragraph-properties fo:text-align="center" style:justify-single-word="false" fo:keep-with-next="always"/>
      <style:text-properties fo:font-size="11.5pt" fo:font-style="italic" style:font-size-asian="11.5pt" style:font-style-asian="italic" style:font-size-complex="11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keep-with-next="always"/>
      <style:text-properties fo:font-size="11.5pt" fo:font-style="italic" style:font-size-asian="11.5pt" style:font-style-asian="italic" style:font-size-complex="11.5pt"/>
    </style:style>
    <style:style style:name="Heading_20_6" style:display-name="Heading 6" style:family="paragraph" style:parent-style-name="normal" style:next-style-name="Standard" style:default-outline-level="" style:class="text">
      <style:paragraph-properties fo:keep-with-next="always"/>
      <style:text-properties fo:font-size="11.5pt" fo:font-weight="bold" style:font-size-asian="11.5pt" style:font-weight-asian="bold" style:font-size-complex="11.5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Helvetica Neue" fo:font-family="'Helvetica Neue'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Helvetica Neue" fo:font-family="'Helvetica Neue'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Helvetica Neue" fo:font-family="'Helvetica Neue'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Helvetica Neue" fo:font-family="'Helvetica Neue'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Helvetica Neue" fo:font-family="'Helvetica Neue'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Helvetica Neue Light" fo:font-family="'Helvetica Neue Light'" style:font-family-generic="roman" style:font-pitch="variable"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Helvetica Neue" fo:font-family="'Helvetica Neue'" style:font-family-generic="roman" style:font-pitch="variable" fo:font-size="11pt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font-name="Helvetica Neue" fo:font-family="'Helvetica Neue'" style:font-family-generic="roman" style:font-pitch="variable" fo:font-size="11pt" style:text-underline-style="solid" style:text-underline-width="auto" style:text-underline-color="font-color" style:font-name-asian="Helvetica Neue2" style:font-family-asian="'Helvetica Neue'" style:font-family-generic-asian="system" style:font-pitch-asian="variable" style:font-size-asian="11pt" style:font-name-complex="Helvetica Neue2" style:font-family-complex="'Helvetica Neue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fo:color="#1155cc" style:font-name="Helvetica Neue" fo:font-family="'Helvetica Neue'" style:font-family-generic="roman" style:font-pitch="variable" fo:font-size="11pt" style:text-underline-style="solid" style:text-underline-width="auto" style:text-underline-color="font-color" fo:font-weight="bold" style:font-name-asian="Helvetica Neue2" style:font-family-asian="'Helvetica Neue'" style:font-family-generic-asian="system" style:font-pitch-asian="variable" style:font-size-asian="11pt" style:font-weight-asian="bold" style:font-name-complex="Helvetica Neue2" style:font-family-complex="'Helvetica Neue'" style:font-family-generic-complex="system" style:font-pitch-complex="variable" style:font-size-complex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Helvetica Neue1" fo:font-family="'Helvetica Neue'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1cm" fo:margin-left="2.54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41cm" fo:margin-bottom="0cm" loext:contextual-spacing="false" fo:line-height="100%" fo:text-align="center" style:justify-single-word="false">
        <style:tab-stops>
          <style:tab-stop style:position="-1.27cm"/>
        </style:tab-stops>
      </style:paragraph-properties>
      <style:text-properties fo:font-size="10pt" fo:font-style="italic" style:font-size-asian="10pt" style:font-style-asian="italic" style:font-size-complex="10pt"/>
    </style:style>
    <style:page-layout style:name="Mpm1">
      <style:page-layout-properties fo:page-width="21.59cm" fo:page-height="27.94cm" style:num-format="1" style:print-orientation="portrait" fo:margin-top="0.998cm" fo:margin-bottom="1.778cm" fo:margin-left="1.778cm" fo:margin-right="1.778cm" style:writing-mode="lr-tb" style:layout-grid-color="#c0c0c0" style:layout-grid-lines="2516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…continued…</text:p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  <dc:date>2020-12-07T16:23:12.968961966</dc:date>
    <meta:editing-duration>PT6M7S</meta:editing-duration>
    <meta:editing-cycles>1</meta:editing-cycles>
    <meta:document-statistic meta:table-count="1" meta:image-count="10" meta:object-count="0" meta:page-count="2" meta:paragraph-count="65" meta:word-count="572" meta:character-count="4098" meta:non-whitespace-character-count="3554"/>
  </office:meta>
</office:document-meta>
</file>